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/>
    </style:style>
    <style:style style:name="P2" style:family="paragraph" style:parent-style-name="Standard">
      <style:paragraph-properties fo:line-height="100%" fo:break-before="auto" fo:break-after="auto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line-height="100%" fo:break-before="auto" fo:break-after="auto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5" style:family="paragraph" style:parent-style-name="Standard" style:list-style-name="WWNum4">
      <style:paragraph-properties fo:margin-left="0.5in" fo:margin-right="0in" fo:line-height="100%" fo:text-indent="-0.25in" style:auto-text-indent="false" fo:break-before="auto" fo:break-after="auto"/>
    </style:style>
    <style:style style:name="P6" style:family="paragraph" style:parent-style-name="Standard" style:list-style-name="WWNum1">
      <style:paragraph-properties fo:margin-left="0.5in" fo:margin-right="0in" fo:line-height="100%" fo:text-indent="-0.25in" style:auto-text-indent="false" fo:break-before="auto" fo:break-after="auto"/>
    </style:style>
    <style:style style:name="P7" style:family="paragraph" style:parent-style-name="Standard" style:list-style-name="WWNum5">
      <style:paragraph-properties fo:margin-left="0.5in" fo:margin-right="0in" fo:line-height="100%" fo:text-indent="-0.25in" style:auto-text-indent="false" fo:break-before="auto" fo:break-after="auto"/>
    </style:style>
    <style:style style:name="P8" style:family="paragraph" style:parent-style-name="Standard" style:list-style-name="WWNum3">
      <style:paragraph-properties fo:margin-left="0.5in" fo:margin-right="0in" fo:line-height="100%" fo:text-indent="-0.25in" style:auto-text-indent="false" fo:break-before="auto" fo:break-after="auto"/>
    </style:style>
    <style:style style:name="P9" style:family="paragraph" style:parent-style-name="Standard" style:list-style-name="WWNum2">
      <style:paragraph-properties fo:margin-left="0.5in" fo:margin-right="0in" fo:line-height="100%" fo:text-indent="-0.25in" style:auto-text-indent="false" fo:break-before="auto" fo:break-after="auto"/>
    </style:style>
    <style:style style:name="P10" style:family="paragraph" style:parent-style-name="Standard">
      <style:paragraph-properties fo:margin-left="0in" fo:margin-right="0in" fo:line-height="100%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line-height="100%" fo:text-indent="0.5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line-height="100%" fo:text-indent="0.5in" style:auto-text-indent="false" fo:break-before="auto" fo:break-after="auto"/>
    </style:style>
    <style:style style:name="P17" style:family="paragraph" style:parent-style-name="Standard" style:master-page-name="Standard">
      <style:paragraph-properties fo:line-height="100%" style:page-number="1" fo:break-before="auto" fo:break-aft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color="#244357" fo:font-size="9pt" fo:font-weight="bold" fo:background-color="#fbfbfc" loext:char-shading-value="0" style:font-size-asian="9pt" style:font-weight-asian="bold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Versión de MongoDB 5 o posterior</text:span></text:p>
      <text:p text:style-name="P2"/>
      <text:p text:style-name="P1"><text:span text:style-name="T1">Instalar MongoDB bajo un Sistema Operativo</text:span></text:p>
      <text:p text:style-name="P2"/>
      <text:list xml:id="list4280738437" text:style-name="WWNum4">
        <text:list-item>
          <text:p text:style-name="P5">Seguir los pasos descriptos en <text:a xlink:type="simple" xlink:href="https://docs.mongodb.com/manual/administration/install-community/" text:style-name="ListLabel_20_46" text:visited-style-name="ListLabel_20_46"><text:span text:style-name="T2">https://docs.mongodb.com/manual/administration/install-community/</text:span></text:a> </text:p>
        </text:list-item>
      </text:list>
      <text:p text:style-name="P2"/>
      <text:p text:style-name="P1"><text:span text:style-name="T1">Instalar MongoDB bajo un container con Docker <text:s/></text:span></text:p>
      <text:p text:style-name="P3"/>
      <text:list xml:id="list4024202265" text:style-name="WWNum1">
        <text:list-item>
          <text:p text:style-name="P6">Descargar la imagen del contenedor mongo</text:p>
        </text:list-item>
      </text:list>
      <text:p text:style-name="P10"><text:s text:c="4"/></text:p>
      <text:p text:style-name="P11">$ docker pull mongo:<text:span text:style-name="T3">5</text:span></text:p>
      <text:p text:style-name="P12"/>
      <text:list xml:id="list163051668775707" text:continue-numbering="true" text:style-name="WWNum1">
        <text:list-item>
          <text:p text:style-name="P13">Iniciar un contenedor de mongo</text:p>
        </text:list-item>
      </text:list>
      <text:p text:style-name="P12"/>
      <text:p text:style-name="P14">$ docker run --name <text:span text:style-name="T3">mongo-labs</text:span> -d mongo:<text:span text:style-name="T3">5</text:span></text:p>
      <text:p text:style-name="P12"/>
      <text:list xml:id="list163051787142059" text:continue-numbering="true" text:style-name="WWNum1">
        <text:list-item>
          <text:p text:style-name="P13">Chequear que el contenedor esté en ejecución</text:p>
        </text:list-item>
      </text:list>
      <text:p text:style-name="P12"/>
      <text:p text:style-name="P14">$ docker ps</text:p>
      <text:p text:style-name="P12"/>
      <text:p text:style-name="P15">CONTAINER ID <text:s text:c="7"/>IMAGE <text:s text:c="14"/>COMMAND <text:s text:c="17"/>CREATED <text:s text:c="12"/>STATUS <text:s text:c="13"/>PORTS <text:s text:c="14"/>NAMES</text:p>
      <text:p text:style-name="P15">f06122fecc60 <text:s text:c="7"/>mongo:5 <text:s text:c="10"/>"docker-entrypoint.s…" <text:s text:c="2"/>9 seconds ago <text:s text:c="6"/>Up 8 seconds <text:s text:c="7"/>27017/tcp <text:s text:c="10"/><text:span text:style-name="T3">mogo-labs</text:span></text:p>
      <text:p text:style-name="P12"/>
      <text:list xml:id="list163051765422348" text:continue-numbering="true" text:style-name="WWNum1">
        <text:list-item>
          <text:p text:style-name="P6">Listar la IP del contenedor</text:p>
        </text:list-item>
      </text:list>
      <text:p text:style-name="P1"/>
      <text:p text:style-name="P14"><text:soft-page-break/>$ docker inspect -f "{{ .NetworkSettings.IPAddress }}" mongo-labs</text:p>
      <text:p text:style-name="P14"><text:span text:style-name="T3">172.17.0.2</text:span></text:p>
      <text:p text:style-name="P1"/>
      <text:p text:style-name="P1"><text:span text:style-name="T1">Instalar mongo shell, tools y conectarse al servidor MongoDB</text:span></text:p>
      <text:p text:style-name="P1"/>
      <text:list xml:id="list2225146504" text:style-name="WWNum5">
        <text:list-item>
          <text:p text:style-name="P7">Instalar “Mongo shell”</text:p>
        </text:list-item>
      </text:list>
      <text:p text:style-name="P1"/>
      <text:p text:style-name="P11">$ sudo apt install mongodb-org-shell</text:p>
      <text:p text:style-name="P1"/>
      <text:list xml:id="list163053277297409" text:continue-numbering="true" text:style-name="WWNum5">
        <text:list-item>
          <text:p text:style-name="P7">Instalar “MongoDB tools” (mongodump, mongoimport, etc)</text:p>
        </text:list-item>
      </text:list>
      <text:p text:style-name="P1"/>
      <text:p text:style-name="P11">$ sudo apt install mongodb-org-tools</text:p>
      <text:p text:style-name="P1"/>
      <text:list xml:id="list163051673607637" text:continue-numbering="true" text:style-name="WWNum5">
        <text:list-item>
          <text:p text:style-name="P7">Conectar al servidor MongoDB con mongo shell</text:p>
        </text:list-item>
      </text:list>
      <text:p text:style-name="P1"/>
      <text:p text:style-name="P11">$ mongo --host <text:span text:style-name="T3">172.17.0.2</text:span></text:p>
      <text:p text:style-name="P4"/>
      <text:p text:style-name="P1"><text:span text:style-name="T1">Desplegar MongoDB en Atlas</text:span></text:p>
      <text:p text:style-name="P1"/>
      <text:list xml:id="list1327891280" text:style-name="WWNum3">
        <text:list-item>
          <text:p text:style-name="P8">Crear una cuenta en Atlas de manera gratuita: <text:a xlink:type="simple" xlink:href="https://www.mongodb.com/atlas" text:style-name="ListLabel_20_46" text:visited-style-name="ListLabel_20_46"><text:span text:style-name="T2">https://www.mongodb.com/atlas</text:span></text:a> </text:p>
        </text:list-item>
      </text:list>
      <text:p text:style-name="P2"/>
      <text:p text:style-name="P1"><text:span text:style-name="T1">Otros clientes</text:span></text:p>
      <text:p text:style-name="P2"/>
      <text:list xml:id="list668623401" text:style-name="WWNum2">
        <text:list-item>
          <text:p text:style-name="P9"><text:span text:style-name="T3">mongosh</text:span>: <text:a xlink:type="simple" xlink:href="https://www.mongodb.com/try/download/shell" text:style-name="ListLabel_20_46" text:visited-style-name="ListLabel_20_46"><text:span text:style-name="T2">https://www.mongodb.com/try/download/shell</text:span></text:a></text:p>
        </text:list-item>
        <text:list-item>
          <text:p text:style-name="P9"><text:span text:style-name="T3">MongoDB Compass</text:span>: <text:a xlink:type="simple" xlink:href="https://www.mongodb.com/try/download/compass" text:style-name="ListLabel_20_46" text:visited-style-name="ListLabel_20_46"><text:span text:style-name="T2">https://www.mongodb.com/try/download/compass</text:span></text:a></text:p>
        </text:list-item>
        <text:list-item>
          <text:p text:style-name="P9"><text:span text:style-name="T3">Robomongo</text:span>: <text:a xlink:type="simple" xlink:href="https://robomongo.org/download" text:style-name="ListLabel_20_46" text:visited-style-name="ListLabel_20_46"><text:span text:style-name="T2">https://robomongo.org/download</text:span></text:a></text:p>
        </text:list-item>
        <text:list-item>
          <text:p text:style-name="P9"><text:soft-page-break/><text:span text:style-name="T3">Extensión para VS Code</text:span>: <text:a xlink:type="simple" xlink:href="https://code.visualstudio.com/docs/azure/mongodb" text:style-name="ListLabel_20_46" text:visited-style-name="ListLabel_20_46"><text:span text:style-name="T2">https://code.visualstudio.com/docs/azure/mongodb</text:span></text:a></text:p>
        </text:list-item>
        <text:list-item>
          <text:p text:style-name="P9">MongoDB Plugin para IntelliJ: <text:a xlink:type="simple" xlink:href="https://plugins.jetbrains.com/plugin/7141-mongo-plugin" text:style-name="ListLabel_20_46" text:visited-style-name="ListLabel_20_46"><text:span text:style-name="T2">https://plugins.jetbrains.com/plugin/7141-mongo-plugin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1" meta:word-count="177" meta:character-count="1503" meta:non-whitespace-character-count="1245"/>
    <meta:generator>LibreOfficeDev/6.0.5.2$Linux_X86_64 LibreOffice_project/</meta:generator>
  </office:meta>
</office:document-meta>
</file>